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198b" officeooo:paragraph-rsid="0012c561"/>
    </style:style>
    <style:style style:name="P2" style:family="paragraph" style:parent-style-name="Standard">
      <style:text-properties officeooo:rsid="00117a23" officeooo:paragraph-rsid="0011198b"/>
    </style:style>
    <style:style style:name="P3" style:family="paragraph" style:parent-style-name="Standard">
      <style:text-properties officeooo:rsid="00117a23" officeooo:paragraph-rsid="00117a23"/>
    </style:style>
    <style:style style:name="P4" style:family="paragraph" style:parent-style-name="Standard">
      <style:text-properties officeooo:rsid="0012c561" officeooo:paragraph-rsid="0012c561"/>
    </style:style>
    <style:style style:name="P5" style:family="paragraph" style:parent-style-name="Standard">
      <style:text-properties officeooo:rsid="0013f3cc" officeooo:paragraph-rsid="0013f3cc"/>
    </style:style>
    <style:style style:name="P6" style:family="paragraph" style:parent-style-name="Standard">
      <style:text-properties officeooo:rsid="00168ade" officeooo:paragraph-rsid="00168ade"/>
    </style:style>
    <style:style style:name="P7" style:family="paragraph" style:parent-style-name="Standard">
      <style:text-properties officeooo:rsid="00170092" officeooo:paragraph-rsid="00170092"/>
    </style:style>
    <style:style style:name="T1" style:family="text">
      <style:text-properties officeooo:rsid="00117a23"/>
    </style:style>
    <style:style style:name="T2" style:family="text">
      <style:text-properties officeooo:rsid="0012c561"/>
    </style:style>
    <style:style style:name="T3" style:family="text">
      <style:text-properties officeooo:rsid="0014983a"/>
    </style:style>
    <style:style style:name="T4" style:family="text">
      <style:text-properties officeooo:rsid="0017009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ationstechnische Realisierung</text:p>
      <text:p text:style-name="P1"/>
      <text:p text:style-name="P4">Die Szenerie</text:p>
      <text:p text:style-name="P4"/>
      <text:p text:style-name="P4">Unity bietet einen implementierten Editor, in dieseme wird eine sog. Scene dargestellt. In dieser Szene werden sämtliche im Spiel agierenden Gameobjekte Initialisiert und dargestellt.</text:p>
      <text:p text:style-name="P4"/>
      <text:p text:style-name="P1"><text:span text:style-name="T2">Gameobjects</text:span></text:p>
      <text:p text:style-name="P4">Gameobjekte sind Objekte in der Szene, auf die verschiedene Skripte und andere informationen angefügt werden können. Sämtliche Layer und bla die dargestellt werden sind Gameobjekte.</text:p>
      <text:p text:style-name="P4"/>
      <text:p text:style-name="P4">Die Kamera</text:p>
      <text:p text:style-name="P4">Die Kamera fängt das gesamte geschehen in der Szene ein, da es sich bein dem Werktsück um ein 2D scrollerspiel handelt ist, die Benutzung einer einzigen kamera nötig, die das gesamte Spielgeschehen einfängt. Auf die Kamera wurde ein „Camera-Controller-Script“ angewendet. Dieses Script beherbergt einige Funktionen. Zum einen legt, das Skript fest, dass die Kamera konstant der Spielerfigur folgt. Bewegt sich die Spielerfigur, so bewegt sich auch die Kamera, so ist es unmöglich das die Spielerfigur den Radius der Kamera verlässt. Zudem wurde eine Zoom-Funktion eingebaut, werden die Tasten Q (für Nah-Zoom), oder die Tasten E(für fern Zoom) betätigt, so erweitert sich das Sichtbbild der Kamera und nimmt einen entsprechend größeren, oder kleineren Auschnitt ser Spielszene war.</text:p>
      <text:p text:style-name="P1"/>
      <text:p text:style-name="P1"><text:span text:style-name="T2">Die Spielfigur </text:span></text:p>
      <text:p text:style-name="P1"/>
      <text:p text:style-name="P5">Die Spielfigur ist ein game-Object namens Player auf das ein skipt names „Player-Controller-Skript“ angewendet wurde. Dieses Skript regelt zum einen die Steuerung des Spielers, je nachdem welche Eingabe der Spieler gibt bewegt sich das Player-Objekt <text:span text:style-name="T3">auf der X- oder Y-Achse durch die Szene. Auch die darstellungen der verschiedenen Animationen, die zudem auf das Player-Obekt angewendet sind, werden duch das Skript gesteuert. Je nachdem welche Aktion der Spieler unternimmt, wird eine Entsprechende vorgefertigte Animation ausgewählt und dargestellt.</text:span></text:p>
      <text:p text:style-name="P2"/>
      <text:p text:style-name="P3">Animationen</text:p>
      <text:p text:style-name="P3"/>
      <text:p text:style-name="P6">Die Unity Engine enthält ein sog. Animator-Tool, mit diesem können Key-Frame<text:span text:style-name="T4">-Animationen erstellt werden. Diese Animationen können durch Skripte auf verschiedene Gegenstände interaktiv angewandt werden.</text:span></text:p>
      <text:p text:style-name="P6"/>
      <text:p text:style-name="P7">Layer</text:p>
      <text:p text:style-name="P7"/>
      <text:p text:style-name="P7"/>
      <text:p text:style-name="P3"/>
      <text:p text:style-name="P3"/>
      <text:p text:style-name="P3"/>
      <text:p text:style-name="P3">Dialog </text:p>
      <text:p text:style-name="P3"/>
      <text:p text:style-name="P4">Scene-EventManager <text:s/>- <text:s/>Dialog-Manager -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23:19:14.713000000</meta:creation-date>
    <dc:date>2018-01-20T03:21:02.430000000</dc:date>
    <meta:editing-duration>PT3H21M4S</meta:editing-duration>
    <meta:editing-cycles>5</meta:editing-cycles>
    <meta:generator>LibreOffice/5.3.7.2$Windows_X86_64 LibreOffice_project/6b8ed514a9f8b44d37a1b96673cbbdd077e24059</meta:generator>
    <meta:document-statistic meta:table-count="0" meta:image-count="0" meta:object-count="0" meta:page-count="1" meta:paragraph-count="14" meta:word-count="281" meta:character-count="2045" meta:non-whitespace-character-count="1772"/>
  </office:meta>
</office:document-meta>
</file>